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3" style:family="paragraph" style:parent-style-name="Standard">
      <style:paragraph-properties fo:margin-top="0.423cm" fo:margin-bottom="0.282cm" loext:contextual-spacing="false" fo:text-align="center" style:justify-single-word="false"/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5" style:family="paragraph" style:parent-style-name="List_20_Paragraph">
      <style:paragraph-properties fo:text-align="justify" style:justify-single-word="false"/>
    </style:style>
    <style:style style:name="P6" style:family="paragraph" style:parent-style-name="Standard" style:master-page-name="Standard">
      <style:paragraph-properties fo:margin-top="0.423cm" fo:margin-bottom="0.282cm" loext:contextual-spacing="false" fo:text-align="center" style:justify-single-word="false" style:page-number="auto"/>
      <style:text-properties fo:font-size="12pt" fo:font-weight="bold" style:font-size-asian="12pt" style:font-weight-asian="bold"/>
    </style:style>
    <style:style style:name="P7" style:family="paragraph" style:parent-style-name="List_20_Paragraph" style:list-style-name="WWNum2">
      <style:paragraph-properties fo:text-align="justify" style:justify-single-word="false"/>
      <style:text-properties fo:font-weight="bold" style:font-weight-asian="bold"/>
    </style:style>
    <style:style style:name="P8" style:family="paragraph" style:parent-style-name="List_20_Paragraph" style:list-style-name="WWNum1">
      <style:paragraph-properties fo:text-align="justify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bold" style:font-style-asian="italic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apport de la séance de travail du vendredi 13 Mars 2020</text:p>
      <text:p text:style-name="P3"/>
      <text:list xml:id="list2685133670" text:style-name="WWNum2">
        <text:list-item>
          <text:p text:style-name="P7">Création du projet : </text:p>
        </text:list-item>
      </text:list>
      <text:p text:style-name="P1">Ajouter la date de signature</text:p>
      <text:p text:style-name="P1">Dans la localisation (la région) aller jusqu’aux départements et prévoir aussi le champ "<text:span text:style-name="T1">autre</text:span>" pour d’autres spécificités</text:p>
      <text:p text:style-name="P1">Ajouter le domaine dans lequel l’entreprise adjudicataire opère. Il en est de même pour le sous-traitant. Ajouter également le montant total qu’il percevra, ainsi que le pourcentage de tâches réalisées dans l’ensemble du projet<text:bookmark text:name="_GoBack"/>.</text:p>
      <text:p text:style-name="P4"/>
      <text:list xml:id="list20901973557682" text:continue-numbering="true" text:style-name="WWNum2">
        <text:list-item>
          <text:p text:style-name="P7">Contrepartie : <text:s/></text:p>
        </text:list-item>
      </text:list>
      <text:p text:style-name="P1">Lors de la saisie d’une contrepartie, les éléments de la contrepartie sont les suivants : </text:p>
      <text:list xml:id="list73383413" text:style-name="WWNum1">
        <text:list-item>
          <text:p text:style-name="P8">L’année budgétaire</text:p>
        </text:list-item>
        <text:list-item>
          <text:p text:style-name="P8">La ligne budgétaire</text:p>
        </text:list-item>
        <text:list-item>
          <text:p text:style-name="P8">La nature de la dépense</text:p>
        </text:list-item>
        <text:list-item>
          <text:p text:style-name="P8">L’objectif de la dépense (Cet élément réponds à la question de savoir qu’est-ce qu’on paie ?)</text:p>
        </text:list-item>
      </text:list>
      <text:p text:style-name="P5"/>
      <text:list xml:id="list20901633443086" text:continue-list="list20901973557682" text:style-name="WWNum2">
        <text:list-item>
          <text:p text:style-name="P7">La fenêtre bilan Financier :</text:p>
        </text:list-item>
      </text:list>
      <text:p text:style-name="P1">Ajouter le montant restant et son équivalent en CFA, si la devise est autre. </text:p>
      <text:list xml:id="list20901018259000" text:continue-numbering="true" text:style-name="WWNum2">
        <text:list-item>
          <text:p text:style-name="P7">Décaissement :</text:p>
        </text:list-item>
      </text:list>
      <text:p text:style-name="P1">Cette partie permettra de renseigner les éléments d’une demande de décaissement. Ainsi donc seuls les éléments les plus importants seront enregistrés en vue d’un éventuel suivi. <text:s/><text:span text:style-name="T2">Dans ce sens, M. OBAME devra intervenir pour nous donner les éléments</text:span>. </text:p>
      <text:p text:style-name="P1">Veiller à ce que le montant de décaissement saisi ait un équivalent en CFA (lorsque la devise est autre).</text:p>
      <text:p text:style-name="P1"><text:span text:style-name="T3">NB</text:span><text:span text:style-name="T2"> : Pour chaque projet, il ne sera pas permis de faire une demande de décaissement lorsque la date limite de financement est <text:s/>dépassée. Pour ce faire, penser à une notification annuelle, puis trimestrielle à partir de la date de signature du contrat de financement. <text:s/></text:span></text:p>
      <text:list xml:id="list20902859543128" text:continue-numbering="true" text:style-name="WWNum2">
        <text:list-item>
          <text:p text:style-name="P7">Stades d’avancement du projet </text:p>
        </text:list-item>
      </text:list>
      <text:p text:style-name="P1">Inclure entre autre :</text:p>
      <text:p text:style-name="P1"><text:s/>Projet finalisé : lorsque le projet est livré, </text:p>
      <text:p text:style-name="P1">Projet proposé : Lorsque les administrations proposent <text:s/>un éventuel projet. Ceci sert de banque de projets et pourrait aider dans l’élaboration de la loi de finance. </text:p>
      <text:p text:style-name="P1">Projet en exécution : Lorsque le projet a démarré. Et dans ce cas, on ne parle plus de projet, mais plutôt de "marché public". <text:s/>Les différents types de marchés publics <text:s/>étant : </text:p>
      <text:list xml:id="list20902029658054" text:continue-list="list73383413" text:style-name="WWNum1">
        <text:list-item>
          <text:p text:style-name="P8">Gré à gré </text:p>
        </text:list-item>
        <text:list-item>
          <text:p text:style-name="P8"><text:s/></text:p>
        </text:list-item>
      </text:list>
      <text:p text:style-name="P5"/>
      <text:p text:style-name="P5"><text:soft-page-break/></text:p>
      <text:p text:style-name="P5"/>
      <text:p text:style-name="P5"/>
      <text:p text:style-name="P5"/>
      <text:p text:style-name="P5"/>
      <text:list xml:id="list20901487675842" text:continue-list="list20902859543128" text:style-name="WWNum2">
        <text:list-item>
          <text:p text:style-name="P7">Groupe de travail </text:p>
        </text:list-item>
      </text:list>
      <text:p text:style-name="P1">Cette fenêtre a son importance. Dans la mesure où elle pourrait servir entre autres :</text:p>
      <text:list xml:id="list20901013163487" text:continue-list="list20902029658054" text:style-name="WWNum1">
        <text:list-item>
          <text:p text:style-name="P8">Elle doit servir dans le suivi des notifications. <text:s/>En matière de notifications, il devrait avoir des notifications pour : les demande de décaissement. Et pendant tout le circuit de traitement de la demande de décaissement, Les personnes concernées par la demande doivent recevoir des notifications.</text:p>
        </text:list-item>
      </text:list>
      <text:p text:style-name="P1"/>
      <text:p text:style-name="P2">Question:</text:p>
      <text:p text:style-name="P1">Est-il nécessaire d’introduire les différents types de marché à savoir: </text:p>
      <text:list xml:id="list20901167700391" text:continue-numbering="true" text:style-name="WWNum1">
        <text:list-item>
          <text:p text:style-name="P8">Marché public</text:p>
        </text:list-item>
        <text:list-item>
          <text:p text:style-name="P8">Marché de clientèle</text:p>
        </text:list-item>
        <text:list-item>
          <text:p text:style-name="P8">Marché de commande</text:p>
        </text:list-item>
        <text:list-item>
          <text:p text:style-name="P8">Marché à tranche</text:p>
        </text:list-item>
        <text:list-item>
          <text:p text:style-name="P8">Marché à lots</text:p>
        </text:list-item>
        <text:list-item>
          <text:p text:style-name="P8">Marché clé-en-main</text:p>
        </text:list-item>
        <text:list-item>
          <text:p text:style-name="P8">Marché à prix unitaire</text:p>
        </text:list-item>
        <text:list-item>
          <text:p text:style-name="P8">Marché à prix forfaitaire</text:p>
        </text:list-item>
        <text:list-item>
          <text:p text:style-name="P8">Marché à prix mixte</text:p>
        </text:list-item>
        <text:list-item>
          <text:p text:style-name="P8">Marché à prix provisoire</text:p>
        </text:list-item>
        <text:list-item>
          <text:p text:style-name="P8">Marché de conception-réalisation</text:p>
        </text:list-item>
        <text:list-item>
          <text:p text:style-name="P8">Marché de fournitures</text:p>
        </text:list-item>
        <text:list-item>
          <text:p text:style-name="P8">Marché de prestations intellectuelles</text:p>
        </text:list-item>
        <text:list-item>
          <text:p text:style-name="P8">Marché de programme</text:p>
        </text:list-item>
        <text:list-item>
          <text:p text:style-name="P8">Marché sur dépenses contrôlée</text:p>
        </text:list-item>
        <text:list-item>
          <text:p text:style-name="P8">Marché de services</text:p>
        </text:list-item>
        <text:list-item>
          <text:p text:style-name="P8">Marché de travaux</text:p>
        </text:list-item>
        <text:list-item>
          <text:p text:style-name="P8">Marché de type mixte</text:p>
        </text:list-item>
        <text:list-item>
          <text:p text:style-name="P8">Nantissement du marché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752cm" fo:margin-left="2cm" fo:margin-right="1.99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ilisateur Windows</meta:initial-creator>
    <meta:editing-cycles>16</meta:editing-cycles>
    <meta:creation-date>2020-03-14T11:30:00</meta:creation-date>
    <dc:date>2020-03-16T13:37:45.071009158</dc:date>
    <meta:editing-duration>P1DT16H42M11S</meta:editing-duration>
    <meta:generator>LibreOffice/6.2.8.2$Linux_X86_64 LibreOffice_project/20$Build-2</meta:generator>
    <meta:document-statistic meta:table-count="0" meta:image-count="0" meta:object-count="0" meta:page-count="2" meta:paragraph-count="48" meta:word-count="482" meta:character-count="2825" meta:non-whitespace-character-count="239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